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34.91pt" svg:y="100.43pt">
            <loext:p draw:notify-on-update-of-ranges="Sheet1.E1:Sheet1.E4 Sheet1.G1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GB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table:formula="of:=0.0894/[.F1]" office:value-type="float" office:value="0.000657352941176471" calcext:value-type="float">
            <text:p>0.000657352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A2]*[.B2]*[.C2]*24/1024/1024/1024" office:value-type="float" office:value="0.0894069671630859" calcext:value-type="float">
            <text:p>0.0894069672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table:formula="of:=0.0894/[.F2]" office:value-type="float" office:value="0.00032158273381295" calcext:value-type="float">
            <text:p>0.0003215827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553" calcext:value-type="float">
            <text:p>553</text:p>
          </table:table-cell>
          <table:table-cell table:formula="of:=0.0894/[.F3]" office:value-type="float" office:value="0.000161663652802893" calcext:value-type="float">
            <text:p>0.0001616637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692.7" calcext:value-type="float">
            <text:p>692.7</text:p>
          </table:table-cell>
          <table:table-cell table:formula="of:=0.0894/[.F4]" office:value-type="float" office:value="0.000129060199220442" calcext:value-type="float">
            <text:p>0.0001290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 style:data-style-name="N2" text:time-value="07:51:03.676750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2:37:18.888862780</meta:creation-date>
    <dc:date>2018-10-05T19:36:02.508225116</dc:date>
    <meta:editing-duration>P1DT12H37M37S</meta:editing-duration>
    <meta:editing-cycles>3</meta:editing-cycles>
    <meta:generator>LibreOffice/5.1.6.2$Linux_X86_64 LibreOffice_project/1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063cm" svg:y="0.316cm" chart:style-name="ch2">
          <text:p>Производительность коммуникационной сети, W_A</text:p>
        </chart:title>
        <chart:subtitle svg:x="6.753cm" svg:y="1.309cm" chart:style-name="ch3">
          <text:p>кластер НГУ</text:p>
        </chart:subtitle>
        <chart:plot-area chart:style-name="ch4" table:cell-range-address="Sheet1.E1:Sheet1.E4 Sheet1.G1:Sheet1.G4" svg:x="1.643cm" svg:y="2.409cm" svg:width="14.037cm" svg:height="5.118cm">
          <chartooo:coordinate-region svg:x="3.249cm" svg:y="2.596cm" svg:width="12.124cm" svg:height="4.308cm"/>
          <chart:axis chart:dimension="x" chart:name="primary-x" chart:style-name="ch5">
            <chart:title svg:x="6.641cm" svg:y="7.707cm" chart:style-name="ch6">
              <text:p>количество ядер</text:p>
            </chart:title>
          </chart:axis>
          <chart:axis chart:dimension="y" chart:name="primary-y" chart:style-name="ch7">
            <chart:title svg:x="0.451cm" svg:y="5.887cm" chart:style-name="ch8">
              <text:p>ГБ/сек.</text:p>
            </chart:title>
            <chart:grid chart:style-name="ch9" chart:class="major"/>
          </chart:axis>
          <chart:series chart:style-name="ch10" chart:values-cell-range-address="Sheet1.G1:Sheet1.G4" chart:class="chart:scatter">
            <chart:domain table:cell-range-address="Sheet1.E1:Sheet1.E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1:Sheet1.E4</svg:desc>
                </draw:g>
              </table:table-cell>
              <table:table-cell office:value-type="float" office:value="0.000657352941176471">
                <text:p>0.000657352941176471</text:p>
                <draw:g>
                  <svg:desc>Sheet1.G1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